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A50000073CAF71EBA6816FD31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FreeSans" svg:font-family="FreeSans" style:font-family-generic="swiss"/>
    <style:font-face style:name="Verdana" svg:font-family="Verdana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353cm" loext:contextual-spacing="false"/>
      <style:text-properties fo:language="es" fo:country="AR"/>
    </style:style>
    <style:style style:name="P2" style:family="paragraph" style:parent-style-name="Header">
      <style:paragraph-properties fo:margin-top="0cm" fo:margin-bottom="0.353cm" loext:contextual-spacing="false" style:snap-to-layout-grid="false"/>
      <style:text-properties fo:language="es" fo:country="AR" style:language-asian="none" style:country-asian="none"/>
    </style:style>
    <style:style style:name="P3" style:family="paragraph" style:parent-style-name="Header">
      <style:paragraph-properties fo:margin-top="0cm" fo:margin-bottom="0.353cm" loext:contextual-spacing="false" fo:text-align="end" style:justify-single-word="false"/>
      <style:text-properties fo:language="es" fo:country="AR"/>
    </style:style>
    <style:style style:name="P4" style:family="paragraph" style:parent-style-name="Header">
      <style:paragraph-properties fo:text-align="end" style:justify-single-word="false"/>
      <style:text-properties fo:language="es" fo:country="AR" officeooo:paragraph-rsid="001b42eb"/>
    </style:style>
    <style:style style:name="P5" style:family="paragraph" style:parent-style-name="Header">
      <style:paragraph-properties fo:text-align="end" style:justify-single-word="false"/>
      <style:text-properties fo:language="es" fo:country="AR" officeooo:paragraph-rsid="001b42eb" style:font-name-asian="Calibri2" style:font-name-complex="Calibri2"/>
    </style:style>
    <style:style style:name="P6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fo:language="es" fo:country="AR"/>
    </style:style>
    <style:style style:name="P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fo:font-variant="normal" fo:text-transform="none" fo:color="#000000" style:text-line-through-style="none" style:text-line-through-type="none" style:text-position="0% 100%" style:font-name="Calibri1" fo:font-size="18pt" fo:language="es" fo:country="AR" fo:font-style="normal" style:text-underline-style="none" fo:font-weight="bold" officeooo:rsid="00178c85" officeooo:paragraph-rsid="001e4f7e" style:letter-kerning="false" style:font-name-asian="Calibri2" style:font-size-asian="18pt" style:language-asian="zh" style:country-asian="CN" style:font-style-asian="normal" style:font-weight-asian="bold" style:font-name-complex="Calibri2" style:font-size-complex="18pt" style:language-complex="hi" style:country-complex="IN"/>
    </style:style>
    <style:style style:name="P8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fo:language="es" fo:country="AR" officeooo:paragraph-rsid="0044039a"/>
    </style:style>
    <style:style style:name="P9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fo:language="es" fo:country="AR" officeooo:rsid="0046e0e8" officeooo:paragraph-rsid="0046e0e8"/>
    </style:style>
    <style:style style:name="P10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style:font-name="Verdana" fo:font-size="12pt" fo:language="es" fo:country="AR" fo:font-style="normal" officeooo:rsid="005a739c" officeooo:paragraph-rsid="005a739c" style:font-size-asian="12pt" style:font-style-asian="normal" style:font-size-complex="12pt" style:font-style-complex="normal"/>
    </style:style>
    <style:style style:name="T1" style:family="text">
      <style:text-properties style:font-name="Verdana" fo:font-size="12pt" style:font-size-asian="12pt" style:font-size-complex="12pt"/>
    </style:style>
    <style:style style:name="T2" style:family="text">
      <style:text-properties style:font-name="Verdana" fo:font-size="12pt" officeooo:rsid="0057b547" style:font-size-asian="12pt" style:font-size-complex="12pt"/>
    </style:style>
    <style:style style:name="T3" style:family="text">
      <style:text-properties style:font-name="Verdana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Verdana" fo:font-size="12pt" fo:font-style="italic" officeooo:rsid="0045ebe7" style:font-size-asian="12pt" style:font-style-asian="italic" style:font-size-complex="12pt" style:font-style-complex="italic"/>
    </style:style>
    <style:style style:name="T5" style:family="text">
      <style:text-properties style:font-name="Verdana" fo:font-size="12pt" fo:font-style="italic" officeooo:rsid="005a25d3" style:font-size-asian="12pt" style:font-style-asian="italic" style:font-size-complex="12pt" style:font-style-complex="italic"/>
    </style:style>
    <style:style style:name="T6" style:family="text">
      <style:text-properties style:font-name="Verdana" fo:font-size="12pt" style:text-underline-style="none" officeooo:rsid="00594006" style:font-size-asian="12pt" style:font-size-complex="12pt"/>
    </style:style>
    <style:style style:name="T7" style:family="text">
      <style:text-properties style:font-name="Verdana" fo:font-size="12pt" style:text-underline-style="none" officeooo:rsid="0057b547" style:font-size-asian="12pt" style:font-size-complex="12pt"/>
    </style:style>
    <style:style style:name="T8" style:family="text">
      <style:text-properties officeooo:rsid="0056b13c"/>
    </style:style>
    <style:style style:name="T9" style:family="text">
      <style:text-properties style:use-window-font-color="true" style:font-name="Verdana" fo:font-size="12pt" officeooo:rsid="0043bab9" style:font-name-asian="Calibri" style:font-size-asian="12pt" style:language-asian="zh" style:country-asian="CN" style:font-name-complex="Times New Roman" style:font-size-complex="12pt" style:language-complex="ar" style:country-complex="SA"/>
    </style:style>
    <style:style style:name="T10" style:family="text">
      <style:text-properties style:use-window-font-color="true" style:font-name="Verdana" fo:font-size="12pt" officeooo:rsid="0044039a" style:font-name-asian="Calibri" style:font-size-asian="12pt" style:language-asian="zh" style:country-asian="CN" style:font-name-complex="Times New Roman" style:font-size-complex="12pt" style:language-complex="ar" style:country-complex="SA"/>
    </style:style>
    <style:style style:name="T11" style:family="text">
      <style:text-properties officeooo:rsid="005c2a4a"/>
    </style:style>
    <style:style style:name="T12" style:family="text">
      <style:text-properties officeooo:rsid="005d85f6"/>
    </style:style>
    <style:style style:name="T13" style:family="text">
      <style:text-properties officeooo:rsid="005e1f0f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5c2a4a" style:font-style-asian="italic" style:font-style-complex="itali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P<text:span text:style-name="T8">5</text:span>: <text:span text:style-name="T8">Concurrencia</text:span></text:p>
      <text:p text:style-name="P6"><text:span text:style-name="T1">En este TP vamos </text:span><text:span text:style-name="T2">a implementar el manejo </text:span><text:span text:style-name="T6">o</text:span><text:span text:style-name="T7">ptimista</text:span><text:span text:style-name="T2"> para la modificación de un producto</text:span>.<text:tab/></text:p>
      <text:p text:style-name="P8"><text:span text:style-name="T9">Implem</text:span><text:span text:style-name="T10">entaremos una pantalla simple en Swing (podemos utilizar Windows Builder), o cualquier otra librería de Ventanas.</text:span></text:p>
      <text:p text:style-name="P9"><text:span text:style-name="T4">L</text:span><text:span text:style-name="T3">a pantalla a construir </text:span><text:span text:style-name="T5">tendrá:</text:span></text:p>
      <text:p text:style-name="P9"><text:span text:style-name="T5">- Id del producto en un label NO editable.</text:span></text:p>
      <text:p text:style-name="P9"><text:span text:style-name="T5">- nombre, precio y marca en inputs editables.</text:span></text:p>
      <text:p text:style-name="P9"><text:span text:style-name="T5">- Categoría en un combo. </text:span></text:p>
      <text:p text:style-name="P10">El <text:span text:style-name="T14">Id</text:span> de producto a mostrar podrá ser cualquiera hard-co<text:span text:style-name="T13">d</text:span>eado en los fuentes.</text:p>
      <text:p text:style-name="P10">Se pide:</text:p>
      <text:p text:style-name="P10">- Implementar el manejo optimista. Es decir, <text:span text:style-name="T11">agregar el mapeo de versión en </text:span><text:span text:style-name="T15">Producto</text:span><text:span text:style-name="T11"> y </text:span>manejar la excepción que lanza JPA, para convertirla en una propia con un mensaje amigable al usuario. Dicho mensaje <text:span text:style-name="T12">debe </text:span>mostrar<text:span text:style-name="T12">se </text:span>en panta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FreeSans" svg:font-family="FreeSans" style:font-family-generic="swiss"/>
    <style:font-face style:name="Verdana" svg:font-family="Verdana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Fuente_20_de_20_párrafo_20_predeter.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0.762cm" fo:margin-left="0.762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listtab" fo:text-indent="1.016cm" fo:margin-left="1.016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listtab" fo:text-indent="1.524cm" fo:margin-left="1.524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listtab" fo:text-indent="1.778cm" fo:margin-left="1.778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listtab" fo:text-indent="2.032cm" fo:margin-left="2.032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listtab" fo:text-indent="2.286cm" fo:margin-left="2.286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listtab" fo:text-indent="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3.681cm" table:align="center" style:writing-mode="lr-tb"/>
    </style:style>
    <style:style style:name="Tabla5.A" style:family="table-column">
      <style:table-column-properties style:column-width="1.298cm"/>
    </style:style>
    <style:style style:name="Tabla5.B" style:family="table-column">
      <style:table-column-properties style:column-width="12.38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.353cm" loext:contextual-spacing="false" style:snap-to-layout-grid="false"/>
      <style:text-properties fo:language="es" fo:country="AR" style:language-asian="none" style:country-asian="none"/>
    </style:style>
    <style:style style:name="MP2" style:family="paragraph" style:parent-style-name="Header">
      <style:paragraph-properties fo:text-align="end" style:justify-single-word="false"/>
      <style:text-properties fo:language="es" fo:country="AR" officeooo:paragraph-rsid="001b42eb"/>
    </style:style>
    <style:style style:name="MP3" style:family="paragraph" style:parent-style-name="Header">
      <style:paragraph-properties fo:text-align="end" style:justify-single-word="false"/>
      <style:text-properties fo:language="es" fo:country="AR" officeooo:paragraph-rsid="001b42eb" style:font-name-asian="Calibri2" style:font-name-complex="Calibri2"/>
    </style:style>
    <style:style style:name="MP4" style:family="paragraph" style:parent-style-name="Header">
      <style:paragraph-properties fo:margin-top="0cm" fo:margin-bottom="0.353cm" loext:contextual-spacing="false" fo:text-align="end" style:justify-single-word="false"/>
      <style:text-properties fo:language="es" fo:country="AR"/>
    </style:style>
    <style:style style:name="MP5" style:family="paragraph" style:parent-style-name="Header">
      <style:paragraph-properties fo:margin-top="0cm" fo:margin-bottom="0.353cm" loext:contextual-spacing="false"/>
      <style:text-properties fo:language="es" fo:country="AR"/>
    </style:style>
    <style:style style:name="MT1" style:family="text">
      <style:text-properties officeooo:rsid="0056b13c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Imagen1" text:anchor-type="char" svg:x="-1.358cm" svg:y="-0.335cm" svg:width="1.402cm" svg:height="2.196cm" draw:z-index="0"><draw:image xlink:href="Pictures/10000000000004A50000073CAF71EBA6816FD31B.jpg" xlink:type="simple" xlink:show="embed" xlink:actuate="onLoad" loext:mime-type="image/jpeg"/></draw:frame></text:p>
            </table:table-cell>
            <table:table-cell table:style-name="Tabla5.A1" office:value-type="string">
              <text:p text:style-name="MP2">Licenciatura en Sistemas</text:p>
              <text:p text:style-name="MP3">Bases de Datos II (Alternativas a la Persistencia Relacional)</text:p>
              <text:p text:style-name="MP4">Trabajo Práctico <text:span text:style-name="MT1">5</text:span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que</meta:initial-creator>
    <meta:creation-date>2013-09-09T14:52:00</meta:creation-date>
    <dc:date>2018-08-29T19:40:53.409968061</dc:date>
    <meta:editing-cycles>488</meta:editing-cycles>
    <meta:editing-duration>P2DT3H38M5S</meta:editing-duration>
    <meta:generator>LibreOffice/6.0.6.2$Linux_X86_64 LibreOffice_project/00m0$Build-2</meta:generator>
    <meta:document-statistic meta:table-count="1" meta:image-count="1" meta:object-count="0" meta:page-count="1" meta:paragraph-count="13" meta:word-count="128" meta:character-count="786" meta:non-whitespace-character-count="669"/>
  </office:meta>
</office:document-meta>
</file>